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Neue, 'TeX Gyre Heros', TeXGyreHeros, FreeSans, 'Nimbus Sans L', 'Liberation Sans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officeooo:rsid="0005726c" officeooo:paragraph-rsid="0004f1ee" style:font-size-asian="10.5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fo:font-size="12pt" officeooo:rsid="0005726c" officeooo:paragraph-rsid="0005726c" style:font-size-asian="10.5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05726c" officeooo:paragraph-rsid="000b2fb9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size="12pt" officeooo:rsid="0005726c" officeooo:paragraph-rsid="001178a8" style:font-size-asian="10.5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fo:font-size="12pt" officeooo:rsid="00177a41" officeooo:paragraph-rsid="001a8b62" style:font-size-asian="10.5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fo:font-size="12pt" fo:font-weight="bold" officeooo:rsid="0021922c" officeooo:paragraph-rsid="0021922c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size="18pt" officeooo:rsid="0021922c" officeooo:paragraph-rsid="0021922c" style:font-size-asian="15.75pt" style:font-size-complex="18pt"/>
    </style:style>
    <style:style style:name="P8" style:family="paragraph" style:parent-style-name="Preformatted_20_Text">
      <style:paragraph-properties fo:text-align="center" style:justify-single-word="false"/>
      <style:text-properties fo:font-size="24pt" officeooo:rsid="0021922c" officeooo:paragraph-rsid="0021922c" style:font-size-asian="24pt" style:font-size-complex="24pt"/>
    </style:style>
    <style:style style:name="P9" style:family="paragraph" style:parent-style-name="Preformatted_20_Text">
      <style:paragraph-properties fo:text-align="center" style:justify-single-word="false"/>
      <style:text-properties fo:font-size="14pt" officeooo:rsid="0021922c" officeooo:paragraph-rsid="0021922c" style:font-size-asian="12.25pt" style:font-size-complex="14pt"/>
    </style:style>
    <style:style style:name="P10" style:family="paragraph" style:parent-style-name="Preformatted_20_Text">
      <style:paragraph-properties fo:text-align="start" style:justify-single-word="false"/>
      <style:text-properties style:font-name="Liberation Mono" fo:font-size="12pt" fo:font-weight="bold" officeooo:rsid="0021922c" officeooo:paragraph-rsid="0021922c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break-before="page"/>
      <style:text-properties fo:font-size="12pt" officeooo:rsid="0005726c" officeooo:paragraph-rsid="0004f1ee" style:font-size-asian="10.5pt" style:font-size-complex="12pt"/>
    </style:style>
    <style:style style:name="P12" style:family="paragraph" style:parent-style-name="Preformatted_20_Text">
      <style:paragraph-properties fo:text-align="center" style:justify-single-word="false" fo:break-before="page"/>
      <style:text-properties fo:font-size="14pt" fo:font-weight="bold" officeooo:rsid="0021922c" officeooo:paragraph-rsid="0021922c" style:font-size-asian="12.25pt" style:font-weight-asian="bold" style:font-size-complex="14pt" style:font-weight-complex="bold"/>
    </style:style>
    <style:style style:name="T1" style:family="text">
      <style:text-properties officeooo:rsid="00071fd4"/>
    </style:style>
    <style:style style:name="T2" style:family="text">
      <style:text-properties officeooo:rsid="00098561"/>
    </style:style>
    <style:style style:name="T3" style:family="text">
      <style:text-properties officeooo:rsid="000c1ec1"/>
    </style:style>
    <style:style style:name="T4" style:family="text">
      <style:text-properties style:text-position="super 58%" style:font-name="Liberation Mono" officeooo:rsid="000e54b4" style:font-name-asian="Nimbus Mono L" style:font-name-complex="Liberation Mono"/>
    </style:style>
    <style:style style:name="T5" style:family="text">
      <style:text-properties style:text-position="0% 100%" style:font-name="Liberation Mono" officeooo:rsid="000e54b4" style:font-name-asian="Nimbus Mono L" style:font-name-complex="Liberation Mono"/>
    </style:style>
    <style:style style:name="T6" style:family="text">
      <style:text-properties officeooo:rsid="000f8afe"/>
    </style:style>
    <style:style style:name="T7" style:family="text">
      <style:text-properties officeooo:rsid="0017d7d2"/>
    </style:style>
    <style:style style:name="T8" style:family="text">
      <style:text-properties officeooo:rsid="001a8b62"/>
    </style:style>
    <style:style style:name="T9" style:family="text"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T10" style:family="text">
      <style:text-properties fo:font-variant="normal" fo:text-transform="none" fo:color="#000000" style:font-name="Helvetica Neue" fo:font-size="8.39999961853027pt" fo:letter-spacing="normal" fo:font-style="italic" fo:font-weight="normal"/>
    </style:style>
    <style:style style:name="T11" style:family="text">
      <style:text-properties fo:font-variant="normal" fo:text-transform="none" fo:color="#000000" style:font-name="Helvetica Neue" fo:letter-spacing="normal" fo:font-style="normal" fo:font-weight="normal"/>
    </style:style>
    <style:style style:name="T12" style:family="text">
      <style:text-properties fo:font-variant="normal" fo:text-transform="none" fo:color="#000000" style:font-name="Helvetica Neue" fo:letter-spacing="normal" fo:font-style="italic" fo:font-weight="normal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normal" fo:font-weight="normal" officeooo:rsid="0028cce2"/>
    </style:style>
    <style:style style:name="T15" style:family="text">
      <style:text-properties fo:font-variant="normal" fo:text-transform="none" fo:color="#000000" fo:letter-spacing="normal" fo:font-style="italic" fo:font-weight="normal"/>
    </style:style>
    <style:style style:name="T16" style:family="text">
      <style:text-properties fo:color="#000000" style:font-name="Helvetica Neue" fo:font-size="8.39999961853027pt" fo:letter-spacing="normal" fo:font-style="italic" fo:font-weight="normal"/>
    </style:style>
    <style:style style:name="T17" style:family="text">
      <style:text-properties fo:color="#000000" style:font-name="Helvetica Neue" fo:letter-spacing="normal" fo:font-style="italic" fo:font-weight="normal"/>
    </style:style>
    <style:style style:name="T18" style:family="text">
      <style:text-properties fo:color="#000000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Cracking Passwords With GPUS</text:p>
      <text:p text:style-name="P8"/>
      <text:p text:style-name="P7">Tanner Pflager</text:p>
      <text:p text:style-name="P9">Colorado State University – CS475</text:p>
      <text:p text:style-name="P9">November 2016</text:p>
      <text:p text:style-name="P7"/>
      <text:p text:style-name="P11"/>
      <text:p text:style-name="P2"><text:tab/><text:span text:style-name="T1">It is well known that GPUs perform very well in parallel tasks compared to CPUs. <text:s/>GPUs can perform significantly more FLOPs per second than a CPU, and GPUs are improving at higher rate than CPUs. This has resulted in more applications utilizing the performance in GPUs. <text:s/>However, there are some impacts of this performance that raise concerns in topics such as security especially cryptography.</text:span></text:p>
      <text:p text:style-name="P2"/>
      <text:p text:style-name="P3"><text:tab/><text:span text:style-name="T2">Cryptographic hash functions rely on complex algorithms to produce unique and one way hashes. <text:s/>Many systems use these hash functions to encrypt passwords. A brute force attempt to decrypt passwords is a class of problem that is parallel in nature. <text:s/>It is very likely that ideal speedup can be achieved on this type of problem. <text:s/>In result, due to the increasing performance of GPUs, it may no longer be computationally infeasible to brute force decrypt a password. <text:s/>In fact, there is a system that can attempt 350 billion passwords per second.</text:span></text:p>
      <text:p text:style-name="P3"/>
      <text:p text:style-name="P4"><text:tab/><text:span text:style-name="T3">Stricture Consulting Group created a 5 server cluster that can crack any 8 character alphanumerical password using the NTLM cryptographic algorithm ( which is included in every version of Windows since 2003 ) in under 6 hours. That is 95</text:span><text:span text:style-name="T4">8</text:span><text:span text:style-name="T5"> combinations.</text:span><text:span text:style-name="T3"> <text:s/>The 5 server cluster utilizes 25 AMD Radeon HD 6990s. <text:s/>The AMD Radeon HD 6990 has a peak performance of 5.10 TFLOPS, this means the cluster as a whole, excluding the CPUs, has a peak performance of 127.5 TFLOPS. This system was built in 2012 and can be considered outdated. <text:s/></text:span></text:p>
      <text:p text:style-name="P4"/>
      <text:p text:style-name="P4"><text:span text:style-name="T3"><text:tab/>The Nvidia Tesla P100 has a peak performance of 21.2 TFLOPS, which if placed in a similar system, would have 530 TFLOPS peak performance. <text:s/>A system composed of 25 Nvidia Teslas could attempt more than 1.4 trillion passwords per second. <text:s/>This means an 8 character password could be cracked in 1.5 hours, or a 9 character password could be cracked in a little longer than 5 days. <text:s/>Not to mention that more servers and GPUs could be added to the cluster.</text:span></text:p>
      <text:p text:style-name="P3"/>
      <text:p text:style-name="P3"><text:tab/><text:span text:style-name="T6">The fact that these kind of systems can be built relatively easy using consumer grade hardware and open source software does pose a significant risk. This really affects everyone. <text:s/>Many people use passwords less than 8 characters, which would take seconds or minutes to crack. <text:s/>Of course this is specific to the NTLM algorithm, but often consumers are unaware to what cryptographic algorithm is being used. </text:span></text:p>
      <text:p text:style-name="P3"/>
      <text:p text:style-name="P5"><text:tab/>In the future, I predict that cryptographic hash functions will utilize GPUs to generate hash<text:span text:style-name="T7">e</text:span>s. <text:s/><text:span text:style-name="T7">The hash functions will require much more computational resources and parts of the hash function will be done in parallel. <text:s/>I also predict that the hash functions will be designed in such a way that they are bandwidth bound. A hash function that is bandwidth bound would take a lot longer to break, because the </text:span><text:soft-page-break/><text:span text:style-name="T7">performance of any given GPU would be bottle necked and limited by memory accesses. </text:span></text:p>
      <text:p text:style-name="P5"/>
      <text:p text:style-name="P5"><text:span text:style-name="T8"><text:tab/>As parallel computing and hardware advances, society as a whole will have to compromise speed for security by using slower hash functions and longer passwords. <text:s/>Companies will have to reevaluate security policies to better account for advancements in hardware. </text:span><text:s text:c="2"/></text:p>
      <text:p text:style-name="P12">Bibliography</text:p>
      <text:p text:style-name="P6"><text:span text:style-name="T11"/></text:p>
      <text:p text:style-name="P10"><text:span text:style-name="T13"><text:tab/>Goodin, Dan. "25-GPU Cluster Cracks Every Standard Windows Password" </text:span><text:span text:style-name="T18">Ars Technica</text:span><text:span text:style-name="T13">. N.p., 09 Dec. 2012. Web. 12 Nov. 2016.</text:span></text:p>
      <text:p text:style-name="P10"><text:span text:style-name="T13"/></text:p>
      <text:p text:style-name="P10"><text:span text:style-name="T13"><text:tab/>Hagedoorn, Hilbert. "Radeon HD 6990 Review." </text:span><text:span text:style-name="T15">Guru3D.com</text:span><text:span text:style-name="T13">. N.p., 7 Mar. 2011. Web. 12 Nov. 2016.</text:span></text:p>
      <text:p text:style-name="P10"><text:span text:style-name="T13"/></text:p>
      <text:p text:style-name="P10"><text:span text:style-name="T13"><text:tab/>@KMoamm. "Nvidia Unveils Pascal Tesla P100 With Over 20 TFLOPS Of FP16 Performance - Powered By GP100 GPU With 15 Billion Transistors &amp; 16GB Of HBM2." </text:span><text:span text:style-name="T15">Wccftech</text:span><text:span text:style-name="T13">. N.p., 26 Apr. 2016. Web. </text:span><text:span text:style-name="T14">12</text:span><text:span text:style-name="T13"> Nov. 2016.</text:span></text:p>
      <text:p text:style-name="P10"><text:span text:style-name="T13"/></text:p>
      <text:p text:style-name="P10"><text:span text:style-name="T13"><text:tab/>Oechslin, Philippe. "NTLM Algorithm [Openwall Community Wiki]." </text:span><text:span text:style-name="T15">NTLM Algorithm [Openwall Community Wiki]</text:span><text:span text:style-name="T13">. N.p., 17 Feb. 2010. Web. </text:span><text:span text:style-name="T14">12</text:span><text:span text:style-name="T13"> Nov. 201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Neue, 'TeX Gyre Heros', TeXGyreHeros, FreeSans, 'Nimbus Sans L', 'Liberation Sans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0T17:32:28.896253115</dc:date>
    <meta:editing-duration>PT1H24M3S</meta:editing-duration>
    <meta:editing-cycles>23</meta:editing-cycles>
    <meta:generator>LibreOffice/5.1.4.2$Linux_X86_64 LibreOffice_project/10m0$Build-2</meta:generator>
    <meta:document-statistic meta:table-count="0" meta:image-count="0" meta:object-count="0" meta:page-count="4" meta:paragraph-count="16" meta:word-count="618" meta:character-count="3748" meta:non-whitespace-character-count="3111"/>
  </office:meta>
</office:document-meta>
</file>